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3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0c1ee8" style:font-size-asian="10pt" style:font-style-asian="normal" style:font-weight-asian="bold" style:font-size-complex="10pt" style:font-weight-complex="bold" style:text-emphasize="none"/>
    </style:style>
    <style:style style:name="P5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name-complex="Pyidaungsu1" style:font-size-complex="10pt" style:font-weight-complex="bold" style:text-emphasize="none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5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6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7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8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9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Standard">
      <style:text-properties fo:font-size="10pt" officeooo:paragraph-rsid="00211236" style:font-size-asian="10pt" style:font-size-complex="10pt"/>
    </style:style>
    <style:style style:name="P62" style:family="paragraph" style:parent-style-name="Standard">
      <style:text-properties fo:font-size="10pt" officeooo:paragraph-rsid="013e2db8" style:font-size-asian="10pt" style:font-size-complex="10pt"/>
    </style:style>
    <style:style style:name="P63" style:family="paragraph" style:parent-style-name="Standard">
      <style:text-properties officeooo:paragraph-rsid="06cdf75a"/>
    </style:style>
    <style:style style:name="P64" style:family="paragraph" style:parent-style-name="Standard">
      <style:text-properties officeooo:paragraph-rsid="018a088d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1" style:family="paragraph" style:parent-style-name="Table_20_Contents">
      <style:text-properties fo:font-size="10pt" style:font-size-asian="10pt" style:font-size-complex="10pt"/>
    </style:style>
    <style:style style:name="P72" style:family="paragraph" style:parent-style-name="Table_20_Contents">
      <style:text-properties fo:font-size="10pt" officeooo:paragraph-rsid="05096d5b" style:font-size-asian="10pt" style:font-size-complex="10pt"/>
    </style:style>
    <style:style style:name="P73" style:family="paragraph" style:parent-style-name="Table_20_Contents">
      <style:text-properties fo:font-size="10pt" officeooo:paragraph-rsid="06e6e26a" style:font-size-asian="10pt" style:font-size-complex="10pt"/>
    </style:style>
    <style:style style:name="P74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5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paragraph-rsid="00211236" style:font-size-asian="10pt" style:font-size-complex="10pt"/>
    </style:style>
    <style:style style:name="P77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8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officeooo:rsid="018a088d"/>
    </style:style>
    <style:style style:name="T9" style:family="text">
      <style:text-properties officeooo:rsid="01867c7c"/>
    </style:style>
    <style:style style:name="T10" style:family="text">
      <style:text-properties officeooo:rsid="06fb2665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6fc0c77"/>
    </style:style>
    <style:style style:name="T13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5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5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5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5">လစာဝင်ငွေခွန်နုတ်ယူပေးသွင်းခြင်းဆိုင်ရာ အထောက်အထား လက်မှတ်</text:p>
            <text:p text:style-name="P39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4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6"/>
          </table:table-cell>
          <table:table-cell table:style-name="Table5.A1" table:number-columns-spanned="2" office:value-type="string">
            <text:p text:style-name="P24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5"/>
            <text:p text:style-name="P27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27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7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74"/>
          </table:table-cell>
        </table:table-row>
        <table:table-row table:style-name="Table5.4">
          <table:table-cell table:style-name="Table5.A1" office:value-type="string">
            <text:p text:style-name="P27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8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75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7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8">လိပ်စာ</text:p>
          </table:table-cell>
          <table:table-cell table:style-name="Table5.A1" office:value-type="string">
            <text:p text:style-name="P73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7">ယခင်အခွန်ပေးသွင်းခဲ့သည့်ရုံး</text:p>
            <text:p text:style-name="P27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8">စည်းကြပ်မှုခံယူသည့်အခွန်ရုံး</text:p>
          </table:table-cell>
          <table:table-cell table:style-name="Table5.A1" office:value-type="string">
            <text:p text:style-name="P73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7">ယခင်အခွန်ထမ်းမှတ်ပုံတင်အမှတ်</text:p>
            <text:p text:style-name="P5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72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1">စဥ်</text:p>
            <text:p text:style-name="P11"/>
          </table:table-cell>
          <table:table-cell table:style-name="Table10.A1" office:value-type="string">
            <text:p text:style-name="P31">လအမည်</text:p>
            <text:p text:style-name="P11"/>
          </table:table-cell>
          <table:table-cell table:style-name="Table10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1"/>
          </table:table-cell>
          <table:table-cell table:style-name="Table10.A1" office:value-type="string">
            <text:p text:style-name="P31">ပေးဆောင်သည့် </text:p>
            <text:p text:style-name="P31">အခွန်(ကျပ်)</text:p>
            <text:p text:style-name="P11"/>
          </table:table-cell>
          <table:table-cell table:style-name="Table10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1"/>
          </table:table-cell>
          <table:table-cell table:style-name="Table10.F1" office:value-type="string">
            <text:p text:style-name="P31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2">၁</text:p>
          </table:table-cell>
          <table:table-cell table:style-name="Table10.B13" office:value-type="string">
            <text:p text:style-name="P29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3">၂</text:p>
          </table:table-cell>
          <table:table-cell table:style-name="Table10.B13" office:value-type="string">
            <text:p text:style-name="P29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3">၃</text:p>
          </table:table-cell>
          <table:table-cell table:style-name="Table10.B13" office:value-type="string">
            <text:p text:style-name="P30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2">၄</text:p>
          </table:table-cell>
          <table:table-cell table:style-name="Table10.B13" office:value-type="string">
            <text:p text:style-name="P29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2">၅</text:p>
          </table:table-cell>
          <table:table-cell table:style-name="Table10.B13" office:value-type="string">
            <text:p text:style-name="P29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2">၆</text:p>
          </table:table-cell>
          <table:table-cell table:style-name="Table10.B13" office:value-type="string">
            <text:p text:style-name="P29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2">၇</text:p>
          </table:table-cell>
          <table:table-cell table:style-name="Table10.B13" office:value-type="string">
            <text:p text:style-name="P29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3">၈</text:p>
          </table:table-cell>
          <table:table-cell table:style-name="Table10.B13" office:value-type="string">
            <text:p text:style-name="P29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3">၉</text:p>
          </table:table-cell>
          <table:table-cell table:style-name="Table10.B13" office:value-type="string">
            <text:p text:style-name="P29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2">၁၀</text:p>
          </table:table-cell>
          <table:table-cell table:style-name="Table10.B13" office:value-type="string">
            <text:p text:style-name="P29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2">၁၁</text:p>
          </table:table-cell>
          <table:table-cell table:style-name="Table10.B13" office:value-type="string">
            <text:p text:style-name="P29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2">၁၂</text:p>
          </table:table-cell>
          <table:table-cell table:style-name="Table10.B13" office:value-type="string">
            <text:p text:style-name="P29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9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63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8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" office:value-type="string">
            <text:p text:style-name="P41">အထက်ပါ အချက်အလက်များ မှန်ကန်ပါသည်။</text:p>
            <text:p text:style-name="P60"><draw:custom-shape text:anchor-type="paragraph" draw:z-index="0" draw:name="Shape1" draw:style-name="gr1" draw:text-style-name="P7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(က)အခြေခံခွင့်ပြုငွေ (၂၀%) <text:s/>= <text:span text:style-name="T9"><text:s/>ကျပ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(ခ) ခံစားခွင့်ရှိသည့် အတူနေမိဘ <text:span text:style-name="T10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5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1"/>
          </table:table-cell>
        </table:table-row>
        <table:table-row table:style-name="TableLine3196003748880">
          <table:table-cell table:style-name="Table7.A5" office:value-type="string">
            <text:p text:style-name="P4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8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6"><text:s/><text:span text:style-name="T12"><text:s text:c="10"/></text:span>မရှိ။</text:p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1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1"/>
          </table:table-cell>
        </table:table-row>
        <table:table-row table:style-name="TableLine3196003748880">
          <table:table-cell table:style-name="Table7.A5" office:value-type="string">
            <text:p text:style-name="P46">(ဂ) အိမ်ထောင်ဖက်</text:p>
          </table:table-cell>
          <table:table-cell table:style-name="Table7.D1" office:value-type="string">
            <text:p text:style-name="P46"><text:s text:c="2"/><text:span text:style-name="T12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9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1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1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(ဃ) ခံစားခွင့်ရှိသည့် သား/သမီး <text:s/><text:span text:style-name="T10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1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3" office:value-type="string">
            <text:p text:style-name="P69">လက်မှတ်</text:p>
            <text:p text:style-name="P70">အမည်</text:p>
            <text:p text:style-name="P70">တာဝန်</text:p>
            <text:p text:style-name="P70">နိုင်ငံသားစိစစ်ရေးကတ်ပြားအမှတ်</text:p>
            <text:p text:style-name="P70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5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13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<text:span text:style-name="T11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41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7"/>
            <text:p text:style-name="P49">သတိပေးချက်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5" office:value-type="string">
            <text:p text:style-name="P41"/>
            <text:p text:style-name="P49">ရှင်းလင်းချက်</text:p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4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4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6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6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26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5"/>
          </table:table-cell>
        </table:table-row>
        <table:table-row table:style-name="TableLine3195957087552">
          <table:table-cell table:style-name="Table9.A2" office:value-type="string">
            <text:p text:style-name="P26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/>
          </table:table-cell>
        </table:table-row>
        <table:table-row table:style-name="TableLine3195957092672"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5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<text:soft-page-break/>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03:16.817000000</dc:date>
    <meta:editing-duration>P1DT6H33M47S</meta:editing-duration>
    <meta:editing-cycles>775</meta:editing-cycles>
    <meta:document-statistic meta:table-count="9" meta:image-count="0" meta:object-count="0" meta:page-count="4" meta:paragraph-count="130" meta:word-count="370" meta:character-count="2373" meta:non-whitespace-character-count="2128"/>
  </office:meta>
</office:document-meta>
</file>